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 fo:text-align="center" style:justify-single-word="false"/>
      <style:text-properties style:font-name="Arial" fo:font-size="16pt" fo:font-weight="bold" officeooo:rsid="000e40d8" officeooo:paragraph-rsid="000e40d8" style:font-size-asian="16pt" style:font-weight-asian="bold"/>
    </style:style>
    <style:style style:name="P3" style:family="paragraph" style:parent-style-name="Standard">
      <style:paragraph-properties fo:line-height="107%" fo:text-align="center" style:justify-single-word="false"/>
      <style:text-properties style:font-name="Arial" fo:font-size="16pt" fo:font-weight="bold" officeooo:rsid="000e4fb8" officeooo:paragraph-rsid="000e4fb8" style:font-size-asian="16pt" style:font-weight-asian="bold"/>
    </style:style>
    <style:style style:name="P4" style:family="paragraph" style:parent-style-name="Standard">
      <style:paragraph-properties fo:line-height="107%" fo:text-align="center" style:justify-single-word="false"/>
      <style:text-properties style:font-name="Arial" fo:font-size="16pt" fo:font-weight="bold" style:font-size-asian="16pt" style:font-weight-asian="bold"/>
    </style:style>
    <style:style style:name="P5" style:family="paragraph" style:parent-style-name="Standard">
      <style:paragraph-properties fo:line-height="107%" fo:text-align="justify" style:justify-single-word="false"/>
      <style:text-properties style:font-name="Arial" fo:font-size="16pt" fo:font-weight="bold" officeooo:paragraph-rsid="000e40d8" style:font-size-asian="16pt" style:font-weight-asian="bold"/>
    </style:style>
    <style:style style:name="P6" style:family="paragraph" style:parent-style-name="Standard">
      <style:paragraph-properties fo:line-height="107%" fo:text-align="justify" style:justify-single-word="false"/>
      <style:text-properties style:font-name="Arial" fo:font-size="12pt" fo:font-weight="normal" officeooo:paragraph-rsid="000e40d8" style:font-size-asian="12pt" style:font-weight-asian="normal" style:font-size-complex="12pt" style:font-weight-complex="normal"/>
    </style:style>
    <style:style style:name="T1" style:family="text">
      <style:text-properties style:font-name="Arial" fo:font-size="16pt" fo:font-weight="bold" style:font-size-asian="16pt" style:font-weight-asian="bold"/>
    </style:style>
    <style:style style:name="T2" style:family="text">
      <style:text-properties style:font-name="Arial" fo:font-size="16pt" fo:font-weight="bold" officeooo:rsid="000e40d8" style:font-size-asian="16pt" style:font-weight-asian="bold"/>
    </style:style>
    <style:style style:name="T3" style:family="text">
      <style:text-properties officeooo:rsid="0012c4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enac Niterói</text:p>
      <text:p text:style-name="P2">Projeto Integrador Módulo 6</text:p>
      <text:p text:style-name="P1"><text:span text:style-name="T1">Histórias de usuário </text:span><text:span text:style-name="T2">Small Snacks</text:span></text:p>
      <text:p text:style-name="P4">Paulo Vitor da Silva Paix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História #1 Catálogo de produtos</text:p>
      <text:p text:style-name="P6"><text:s text:c="2"/>Como único desenvolvedor, eu quero que meu sistema seja capaz de exibir</text:p>
      <text:p text:style-name="P6"><text:s text:c="2"/>os principais produtos do sistema na página inicial.</text:p>
      <text:p text:style-name="P6"><text:s text:c="2"/>Com o objetivo de fornecer maior visibilidade de nossos principais produtos.</text:p>
      <text:p text:style-name="P6"/>
      <text:p text:style-name="P6">História #2 <text:span text:style-name="T3">Venda separada</text:span></text:p>
      <text:p text:style-name="P6"><text:s text:c="2"/>Como único desenvolvedor, eu quero que meu sistema ofereça</text:p>
      <text:p text:style-name="P6"><text:s text:c="2"/>salgados e bebidas vendidos separadamente.</text:p>
      <text:p text:style-name="P6"><text:s text:c="2"/>Objetivo de lucrar mais com as bebidas, já que a maioria é fornecida por terceiros e tem preços regulari<text:span text:style-name="T3">z</text:span>ados.</text:p>
      <text:p text:style-name="P6"/>
      <text:p text:style-name="P6">História #3 <text:span text:style-name="T3">Oferta</text:span></text:p>
      <text:p text:style-name="P6"><text:s text:c="2"/>Como único desenvolvedor, eu quero que meu sistema ofereça uma oferta de 10 <text:s text:c="4"/>salgados + qualquer bebida por R$17,00,</text:p>
      <text:p text:style-name="P6"><text:s text:c="2"/>Com o objetivo de chamar a atenção de nossos clientes e arrecadar mais.</text:p>
      <text:p text:style-name="P6"/>
      <text:p text:style-name="P6">História #4 <text:span text:style-name="T3">Cadastro</text:span></text:p>
      <text:p text:style-name="P6"><text:s text:c="2"/>Como único desenvolvedor, eu quero que meu sistema ofereça a realização de cadastro, </text:p>
      <text:p text:style-name="P6"><text:s text:c="2"/>com o objetivo de obter dados da localidade de nossos clientes, para a realiação da entrega de nossos produtos.</text:p>
      <text:p text:style-name="P6"/>
      <text:p text:style-name="P6">História #5 <text:span text:style-name="T3">Carrinho</text:span></text:p>
      <text:p text:style-name="P6"><text:s text:c="2"/>Como único desenvolvedor, eu quero que meu sistema tenha um carrinho de compras, </text:p>
      <text:p text:style-name="P6"><text:s text:c="2"/>com o objetivo de oferecer opções de adicionar mais produtos ao carrinho, cancelar compra e retirar produtos do carrinho.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Rodapé_20_Char" style:display-name="Rodapé Char" style:family="text"/>
    <style:style style:name="Cabeçalho_20_Char" style:display-name="Cabeçalho Char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3T09:04:29.825000000</dc:date>
    <meta:editing-duration>PT9M28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1" meta:word-count="194" meta:character-count="1237" meta:non-whitespace-character-count="1034"/>
  </office:meta>
</office:document-meta>
</file>